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2000002EEF70C9BB678027D6A.png" manifest:media-type="image/png"/>
  <manifest:file-entry manifest:full-path="Pictures/100002010000003000000030F9ED962407C8C77A.png" manifest:media-type="image/png"/>
  <manifest:file-entry manifest:full-path="Pictures/100000000000055600000300F73A233D5105B810.png" manifest:media-type="image/png"/>
  <manifest:file-entry manifest:full-path="Pictures/10000201000002350000022EF17E808C55DB499C.png" manifest:media-type="image/png"/>
  <manifest:file-entry manifest:full-path="Pictures/10000000000001A60000013FF9814AFA94844321.png" manifest:media-type="image/png"/>
  <manifest:file-entry manifest:full-path="Pictures/10000201000002EC000002ED369B9B23C298FDFE.png" manifest:media-type="image/png"/>
  <manifest:file-entry manifest:full-path="Pictures/10000000000001A60000013F62E97B8D269E69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Mincho" svg:font-family="IPAexMincho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exGothic" svg:font-family="IPAex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6666ff" draw:fill="none" draw:fill-color="#3399ff" fo:min-height="17.307cm"/>
    </style:style>
    <style:style style:name="gr2" style:family="graphic" style:parent-style-name="standard">
      <style:graphic-properties draw:stroke="none" svg:stroke-color="#000000" draw:fill="none" draw:fill-color="#ffffff" fo:min-height="2.221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086cm"/>
    </style:style>
    <style:style style:name="gr5" style:family="graphic" style:parent-style-name="standard">
      <style:graphic-properties draw:stroke="none" svg:stroke-color="#000000" draw:fill="none" draw:fill-color="#ffffff" fo:min-height="0.915cm"/>
    </style:style>
    <style:style style:name="gr6" style:family="graphic" style:parent-style-name="standard">
      <style:graphic-properties draw:stroke="none" svg:stroke-color="#000000" draw:fill="none" draw:fill-color="#ffffff" fo:min-height="1.085cm"/>
    </style:style>
    <style:style style:name="gr7" style:family="graphic" style:parent-style-name="standard">
      <style:graphic-properties draw:stroke="none" draw:fill="none" fo:min-height="0.334cm"/>
    </style:style>
    <style:style style:name="gr8" style:family="graphic" style:parent-style-name="standard">
      <style:graphic-properties draw:stroke="none" draw:fill="none" fo:min-height="0.709cm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0.389cm"/>
    </style:style>
    <style:style style:name="P1" style:family="paragraph">
      <loext:graphic-properties draw:fill="none" draw:fill-color="#3399ff"/>
      <style:paragraph-properties style:writing-mode="lr-tb"/>
      <style:text-properties fo:font-size="12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style:font-name="IPAexMincho" fo:font-size="10pt" style:font-name-asian="IPAexMincho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IPAexMincho" fo:font-size="13pt" style:font-name-asian="IPAexMincho" style:font-size-asian="13pt" style:font-size-complex="13pt"/>
    </style:style>
    <style:style style:name="P6" style:family="paragraph">
      <style:text-properties style:font-name="IPAexMincho" fo:font-size="10pt" style:font-name-asian="IPAexMincho" style:font-size-asian="10pt" style:font-size-complex="10pt"/>
    </style:style>
    <style:style style:name="P7" style:family="paragraph">
      <loext:graphic-properties draw:fill="none"/>
      <style:text-properties style:font-name="IPAexMincho" fo:font-size="10pt" style:font-name-asian="IPAexMincho" style:font-size-asian="10pt" style:font-size-complex="10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style:font-name="IPAexMincho" fo:font-size="10pt" style:font-name-asian="IPAexMincho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Shape1" draw:style-name="gr1" draw:text-style-name="P1" draw:layer="layout" svg:width="13.652cm" svg:height="17.557cm" svg:x="2.588cm" svg:y="4.189cm">
          <draw:text-box>
            <text:p><text:span text:style-name="T1"/></text:p>
            <text:p><text:span text:style-name="T1"/></text:p>
          </draw:text-box>
        </draw:frame>
        <draw:frame draw:name="Shape9" draw:style-name="gr2" draw:text-style-name="P3" draw:layer="layout" svg:width="12.596cm" svg:height="2.471cm" svg:x="2.755cm" svg:y="4.302cm">
          <draw:text-box>
            <text:p text:style-name="P2"><text:span text:style-name="T2">デスクトップのかべ紙は変える</text:span></text:p>
            <text:p text:style-name="P2"><text:span text:style-name="T2">ことができるよ</text:span></text:p>
            <text:p text:style-name="P2"><text:span text:style-name="T2">いつも目に入るものだから</text:span></text:p>
            <text:p text:style-name="P2"><text:span text:style-name="T2">自分好みにカスタマイズして</text:span></text:p>
            <text:p text:style-name="P2"><text:span text:style-name="T2">気分良く勉強できる環境にしよう</text:span></text:p>
          </draw:text-box>
        </draw:frame>
        <draw:frame draw:style-name="gr3" draw:text-style-name="P4" draw:layer="layout" svg:width="2.541cm" svg:height="2.509cm" svg:x="10.099cm" svg:y="4.302cm">
          <draw:image xlink:href="Pictures/10000201000002350000022EF17E808C55DB499C.png" xlink:type="simple" xlink:show="embed" xlink:actuate="onLoad" loext:mime-type="image/png">
            <text:p/>
          </draw:image>
        </draw:frame>
        <draw:frame draw:style-name="gr3" draw:text-style-name="P4" draw:layer="layout" svg:width="2.63cm" svg:height="2.63cm" svg:x="13.356cm" svg:y="4.302cm">
          <draw:image xlink:href="Pictures/100002010000003000000030F9ED962407C8C77A.png" xlink:type="simple" xlink:show="embed" xlink:actuate="onLoad" loext:mime-type="image/png">
            <text:p/>
          </draw:image>
        </draw:frame>
        <draw:frame draw:style-name="gr3" draw:text-style-name="P4" draw:layer="layout" svg:width="4.856cm" svg:height="4.863cm" svg:x="3.476cm" svg:y="6.844cm">
          <draw:image xlink:href="Pictures/10000201000002EC000002ED369B9B23C298FDFE.png" xlink:type="simple" xlink:show="embed" xlink:actuate="onLoad" loext:mime-type="image/png">
            <text:p/>
          </draw:image>
        </draw:frame>
        <draw:frame draw:style-name="gr3" draw:text-style-name="P4" draw:layer="layout" svg:width="6.364cm" svg:height="4.81cm" svg:x="9.661cm" svg:y="7.001cm">
          <draw:image xlink:href="Pictures/10000000000001A60000013FF9814AFA94844321.png" xlink:type="simple" xlink:show="embed" xlink:actuate="onLoad" loext:mime-type="image/png">
            <text:p/>
          </draw:image>
        </draw:frame>
        <draw:frame draw:style-name="gr3" draw:text-style-name="P4" draw:layer="layout" svg:width="5.888cm" svg:height="4.45cm" svg:x="9.928cm" svg:y="12.648cm">
          <draw:image xlink:href="Pictures/10000000000001A60000013F62E97B8D269E696F.png" xlink:type="simple" xlink:show="embed" xlink:actuate="onLoad" loext:mime-type="image/png">
            <text:p/>
          </draw:image>
        </draw:frame>
        <draw:frame draw:style-name="gr3" draw:text-style-name="P4" draw:layer="layout" svg:width="5.229cm" svg:height="2.94cm" svg:x="10.064cm" svg:y="18.19cm">
          <draw:image xlink:href="Pictures/100000000000055600000300F73A233D5105B810.png" xlink:type="simple" xlink:show="embed" xlink:actuate="onLoad" loext:mime-type="image/png">
            <text:p/>
          </draw:image>
        </draw:frame>
        <draw:frame draw:name="Shape9" draw:style-name="gr4" draw:text-style-name="P3" draw:layer="layout" svg:width="6.379cm" svg:height="1.336cm" svg:x="2.849cm" svg:y="11.602cm">
          <draw:text-box>
            <text:p><text:span text:style-name="T2">1 </text:span><text:span text:style-name="T2">デスクトップ上で右クリックし</text:span></text:p>
            <text:p><text:span text:style-name="T2">デスクトップの設定をクリック</text:span></text:p>
          </draw:text-box>
        </draw:frame>
        <draw:frame draw:name="Shape9" draw:style-name="gr5" draw:text-style-name="P3" draw:layer="layout" svg:width="6.621cm" svg:height="1.165cm" svg:x="9.509cm" svg:y="11.916cm">
          <draw:text-box>
            <text:p text:style-name="P2"><text:span text:style-name="T2">2 </text:span><text:span text:style-name="T2">上の画像のようにクリック</text:span></text:p>
          </draw:text-box>
        </draw:frame>
        <draw:frame draw:style-name="gr3" draw:text-style-name="P4" draw:layer="layout" svg:width="5.231cm" svg:height="4.079cm" svg:x="3.267cm" svg:y="12.752cm">
          <draw:image xlink:href="Pictures/10000000000003C2000002EEF70C9BB678027D6A.png" xlink:type="simple" xlink:show="embed" xlink:actuate="onLoad" loext:mime-type="image/png">
            <text:p/>
          </draw:image>
        </draw:frame>
        <draw:frame draw:name="Shape9" draw:style-name="gr6" draw:text-style-name="P5" draw:layer="layout" svg:width="6.902cm" svg:height="1.335cm" svg:x="2.64cm" svg:y="17.064cm">
          <draw:text-box>
            <text:p><text:span text:style-name="T2">3 </text:span><text:span text:style-name="T2">デスクトップにしたい画像を選ぼう</text:span></text:p>
          </draw:text-box>
        </draw:frame>
        <draw:frame draw:style-name="gr7" draw:text-style-name="P7" draw:layer="layout" svg:width="5.703cm" svg:height="0.602cm" svg:x="10.113cm" svg:y="17.249cm">
          <draw:text-box>
            <text:p text:style-name="P6"><text:span text:style-name="T2">4 </text:span><text:span text:style-name="T2">選び終えたら</text:span><text:span text:style-name="T2">OK</text:span><text:span text:style-name="T2">をクリック</text:span></text:p>
          </draw:text-box>
        </draw:frame>
        <draw:frame draw:style-name="gr8" draw:text-style-name="P8" draw:layer="layout" svg:width="6.331cm" svg:height="0.959cm" svg:x="9.332cm" svg:y="21.162cm">
          <draw:text-box>
            <text:p text:style-name="P2"><text:span text:style-name="T2">5 </text:span><text:span text:style-name="T2">デスクトップが変わっているよ</text:span></text:p>
          </draw:text-box>
        </draw:frame>
        <draw:custom-shape draw:style-name="gr9" draw:text-style-name="P4" draw:layer="layout" svg:width="1.016cm" svg:height="0.635cm" svg:x="8.493cm" svg:y="9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1.016cm" svg:height="0.635cm" svg:x="8.747cm" svg:y="14.5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Mincho" svg:font-family="IPAexMincho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exGothic" svg:font-family="IPAex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0T18:34:51.084572447</meta:creation-date>
    <meta:generator>LibreOffice/6.1.5.2$Linux_X86_64 LibreOffice_project/10$Build-2</meta:generator>
    <dc:date>2021-08-10T18:45:53.937014136</dc:date>
    <meta:editing-duration>PT11M1S</meta:editing-duration>
    <meta:editing-cycles>3</meta:editing-cycles>
    <meta:document-statistic meta:object-count="16"/>
  </office:meta>
</office:document-meta>
</file>